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enlo" svg:font-family="Menlo" style:font-family-generic="roman" style:font-pitch="variable"/>
    <style:font-face style:name="Menlo1" svg:font-family="Menlo"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20.003cm" fo:margin-left="-2cm" fo:margin-top="0cm" fo:margin-bottom="0cm" table:align="left" style:writing-mode="lr-tb"/>
    </style:style>
    <style:style style:name="Table1.A" style:family="table-column">
      <style:table-column-properties style:column-width="3.491cm"/>
    </style:style>
    <style:style style:name="Table1.B" style:family="table-column">
      <style:table-column-properties style:column-width="16.51cm"/>
    </style:style>
    <style:style style:name="Table1.1" style:family="table-row">
      <style:table-row-properties fo:keep-together="auto"/>
    </style:style>
    <style:style style:name="Table1.A1" style:family="table-cell">
      <style:table-cell-properties fo:background-color="#d9d9d9" fo:padding-left="0.191cm" fo:padding-right="0.191cm" fo:padding-top="0cm" fo:padding-bottom="0cm" fo:border="0.5pt solid #000000" style:writing-mode="lr-tb">
        <style:background-image/>
      </style:table-cell-properties>
    </style:style>
    <style:style style:name="Table1.B1" style:family="table-cell">
      <style:table-cell-properties fo:padding-left="0.191cm" fo:padding-right="0.191cm" fo:padding-top="0cm" fo:padding-bottom="0cm" fo:border="0.5pt solid #000000" style:writing-mode="lr-tb"/>
    </style:style>
    <style:style style:name="Table1.2" style:family="table-row">
      <style:table-row-properties style:min-row-height="0.206cm" fo:keep-together="auto"/>
    </style:style>
    <style:style style:name="Table1.B2" style:family="table-cell">
      <style:table-cell-properties fo:padding-left="0.191cm" fo:padding-right="0.191cm" fo:padding-top="0cm" fo:padding-bottom="0cm" fo:border="0.5pt solid #000000" style:writing-mode="lr-tb"/>
    </style:style>
    <style:style style:name="Table2" style:family="table">
      <style:table-properties style:width="20.003cm" fo:margin-left="-2cm" fo:margin-top="0cm" fo:margin-bottom="0cm" table:align="left" style:writing-mode="lr-tb"/>
    </style:style>
    <style:style style:name="Table2.A" style:family="table-column">
      <style:table-column-properties style:column-width="10.753cm"/>
    </style:style>
    <style:style style:name="Table2.B" style:family="table-column">
      <style:table-column-properties style:column-width="9.248cm"/>
    </style:style>
    <style:style style:name="Table2.1" style:family="table-row">
      <style:table-row-properties fo:keep-together="auto"/>
    </style:style>
    <style:style style:name="Table2.A1" style:family="table-cell">
      <style:table-cell-properties fo:background-color="#d9d9d9" fo:padding-left="0.191cm" fo:padding-right="0.191cm" fo:padding-top="0cm" fo:padding-bottom="0cm" fo:border="0.5pt solid #000000" style:writing-mode="lr-tb">
        <style:background-image/>
      </style:table-cell-properties>
    </style:style>
    <style:style style:name="Table2.2" style:family="table-row">
      <style:table-row-properties style:min-row-height="2.852cm" fo:keep-together="auto"/>
    </style:style>
    <style:style style:name="Table2.A2" style:family="table-cell">
      <style:table-cell-properties fo:background-color="#f2f2f2" fo:padding-left="0.191cm" fo:padding-right="0.191cm" fo:padding-top="0cm" fo:padding-bottom="0cm" fo:border="0.5pt solid #000000" style:writing-mode="lr-tb">
        <style:background-image/>
      </style:table-cell-properties>
    </style:style>
    <style:style style:name="Table2.A3" style:family="table-cell">
      <style:table-cell-properties fo:padding-left="0.191cm" fo:padding-right="0.191cm" fo:padding-top="0cm" fo:padding-bottom="0cm" fo:border="0.5pt solid #000000" style:writing-mode="lr-tb"/>
    </style:style>
    <style:style style:name="Table2.B3" style:family="table-cell">
      <style:table-cell-properties fo:padding-left="0.191cm" fo:padding-right="0.191cm" fo:padding-top="0cm" fo:padding-bottom="0cm" fo:border="0.5pt solid #000000" style:writing-mode="lr-tb"/>
    </style:style>
    <style:style style:name="Table3" style:family="table">
      <style:table-properties style:width="20.003cm" fo:margin-left="-2cm" fo:margin-top="0cm" fo:margin-bottom="0cm" fo:break-before="page" table:align="left" style:writing-mode="lr-tb"/>
    </style:style>
    <style:style style:name="Table3.A" style:family="table-column">
      <style:table-column-properties style:column-width="10.753cm"/>
    </style:style>
    <style:style style:name="Table3.B" style:family="table-column">
      <style:table-column-properties style:column-width="9.248cm"/>
    </style:style>
    <style:style style:name="Table3.1" style:family="table-row">
      <style:table-row-properties fo:keep-together="auto"/>
    </style:style>
    <style:style style:name="Table3.A1" style:family="table-cell">
      <style:table-cell-properties fo:background-color="#d9d9d9" fo:padding-left="0.191cm" fo:padding-right="0.191cm" fo:padding-top="0cm" fo:padding-bottom="0cm" fo:border="0.5pt solid #000000" style:writing-mode="lr-tb">
        <style:background-image/>
      </style:table-cell-properties>
    </style:style>
    <style:style style:name="Table3.2" style:family="table-row">
      <style:table-row-properties style:min-row-height="2.852cm" fo:keep-together="auto"/>
    </style:style>
    <style:style style:name="Table3.A2" style:family="table-cell">
      <style:table-cell-properties fo:background-color="#f2f2f2" fo:padding-left="0.191cm" fo:padding-right="0.191cm" fo:padding-top="0cm" fo:padding-bottom="0cm" fo:border="0.5pt solid #000000" style:writing-mode="lr-tb">
        <style:background-image/>
      </style:table-cell-properties>
    </style:style>
    <style:style style:name="Table3.A3" style:family="table-cell">
      <style:table-cell-properties fo:padding-left="0.191cm" fo:padding-right="0.191cm" fo:padding-top="0cm" fo:padding-bottom="0cm" fo:border="0.5pt solid #000000" style:writing-mode="lr-tb"/>
    </style:style>
    <style:style style:name="Table3.B3" style:family="table-cell">
      <style:table-cell-properties fo:padding-left="0.191cm" fo:padding-right="0.191cm" fo:padding-top="0cm" fo:padding-bottom="0cm" fo:border="0.5pt solid #000000" style:writing-mode="lr-tb"/>
    </style:style>
    <style:style style:name="Table4" style:family="table">
      <style:table-properties style:width="20.003cm" fo:margin-left="-2cm" fo:margin-top="0cm" fo:margin-bottom="0cm" fo:break-before="page" table:align="left" style:writing-mode="lr-tb"/>
    </style:style>
    <style:style style:name="Table4.A" style:family="table-column">
      <style:table-column-properties style:column-width="10.753cm"/>
    </style:style>
    <style:style style:name="Table4.B" style:family="table-column">
      <style:table-column-properties style:column-width="9.248cm"/>
    </style:style>
    <style:style style:name="Table4.1" style:family="table-row">
      <style:table-row-properties fo:keep-together="auto"/>
    </style:style>
    <style:style style:name="Table4.A1" style:family="table-cell">
      <style:table-cell-properties fo:background-color="#d9d9d9" fo:padding-left="0.191cm" fo:padding-right="0.191cm" fo:padding-top="0cm" fo:padding-bottom="0cm" fo:border="0.5pt solid #000000" style:writing-mode="lr-tb">
        <style:background-image/>
      </style:table-cell-properties>
    </style:style>
    <style:style style:name="Table4.2" style:family="table-row">
      <style:table-row-properties style:min-row-height="2.852cm" fo:keep-together="auto"/>
    </style:style>
    <style:style style:name="Table4.A2" style:family="table-cell">
      <style:table-cell-properties fo:background-color="#f2f2f2" fo:padding-left="0.191cm" fo:padding-right="0.191cm" fo:padding-top="0cm" fo:padding-bottom="0cm" fo:border="0.5pt solid #000000" style:writing-mode="lr-tb">
        <style:background-image/>
      </style:table-cell-properties>
    </style:style>
    <style:style style:name="Table4.A3" style:family="table-cell">
      <style:table-cell-properties fo:padding-left="0.191cm" fo:padding-right="0.191cm" fo:padding-top="0cm" fo:padding-bottom="0cm" fo:border="0.5pt solid #000000" style:writing-mode="lr-tb"/>
    </style:style>
    <style:style style:name="Table4.B3" style:family="table-cell">
      <style:table-cell-properties fo:padding-left="0.191cm" fo:padding-right="0.191cm" fo:padding-top="0cm" fo:padding-bottom="0cm" fo:border="0.5pt solid #000000" style:writing-mode="lr-tb"/>
    </style:style>
    <style:style style:name="P1" style:family="paragraph" style:parent-style-name="List_20_Paragraph" style:list-style-name="WWNum5">
      <style:paragraph-properties fo:margin-top="0cm" fo:margin-bottom="0cm" style:contextual-spacing="true" fo:text-align="justify" style:justify-single-word="false" fo:orphans="2" fo:widows="2"/>
      <style:text-properties style:font-name="Calibri" fo:language="en" fo:country="GB" style:letter-kerning="false" style:font-name-asian="Calibri1" style:language-asian="en" style:country-asian="US" style:font-name-complex="F" style:language-complex="ar" style:country-complex="SA"/>
    </style:style>
    <style:style style:name="P2" style:family="paragraph" style:parent-style-name="List_20_Paragraph" style:list-style-name="WWNum6">
      <style:paragraph-properties fo:margin-top="0cm" fo:margin-bottom="0cm" style:contextual-spacing="true" fo:text-align="justify" style:justify-single-word="false" fo:orphans="2" fo:widows="2"/>
      <style:text-properties style:font-name="Calibri" fo:language="en" fo:country="GB" style:letter-kerning="false" style:font-name-asian="Calibri1" style:language-asian="en" style:country-asian="US" style:font-name-complex="F" style:language-complex="ar" style:country-complex="SA"/>
    </style:style>
    <style:style style:name="P3" style:family="paragraph" style:parent-style-name="Preformatted_20_Text">
      <style:paragraph-properties fo:margin-top="0cm" fo:margin-bottom="0.499cm" style:contextual-spacing="false"/>
    </style:style>
    <style:style style:name="P4" style:family="paragraph" style:parent-style-name="Standard">
      <style:paragraph-properties fo:margin-top="0cm" fo:margin-bottom="0cm" style:contextual-spacing="false" fo:text-align="start" style:justify-single-word="false" fo:orphans="2" fo:widows="2"/>
      <style:text-properties style:font-name="Calibri" fo:language="en" fo:country="GB" style:letter-kerning="false" style:font-name-asian="Calibri1" style:language-asian="en" style:country-asian="US" style:font-name-complex="F" style:language-complex="ar" style:country-complex="SA"/>
    </style:style>
    <style:style style:name="P5" style:family="paragraph" style:parent-style-name="Standard">
      <style:paragraph-properties fo:margin-top="0cm" fo:margin-bottom="0cm" style:contextual-spacing="false" fo:text-align="justify" style:justify-single-word="false" fo:orphans="2" fo:widows="2"/>
      <style:text-properties style:font-name="Calibri" fo:language="en" fo:country="GB" style:letter-kerning="false" style:font-name-asian="Calibri1" style:language-asian="en" style:country-asian="US" style:font-name-complex="F" style:language-complex="ar" style:country-complex="SA"/>
    </style:style>
    <style:style style:name="P6" style:family="paragraph" style:parent-style-name="Standard" style:list-style-name="WWNum4">
      <style:paragraph-properties fo:margin-top="0cm" fo:margin-bottom="0cm" style:contextual-spacing="false" fo:text-align="justify" style:justify-single-word="false" fo:orphans="2" fo:widows="2"/>
      <style:text-properties style:font-name="Calibri" fo:language="en" fo:country="GB" style:letter-kerning="false" style:font-name-asian="Calibri1" style:language-asian="en" style:country-asian="US" style:font-name-complex="F" style:language-complex="ar" style:country-complex="SA"/>
    </style:style>
    <style:style style:name="P7"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GB" style:letter-kerning="false" style:font-name-asian="Calibri1" style:font-size-asian="12pt" style:language-asian="en" style:country-asian="US" style:font-name-complex="F" style:font-size-complex="12pt" style:language-complex="ar" style:country-complex="SA"/>
    </style:style>
    <style:style style:name="P8" style:family="paragraph" style:parent-style-name="Standard">
      <style:paragraph-properties fo:margin-top="0cm" fo:margin-bottom="0cm" style:contextual-spacing="false" fo:text-align="justify" style:justify-single-word="false" fo:orphans="2" fo:widows="2"/>
      <style:text-properties style:font-name="Calibri" fo:font-size="12pt" fo:language="en" fo:country="GB" style:letter-kerning="false" style:font-name-asian="Calibri1" style:font-size-asian="12pt" style:language-asian="en" style:country-asian="US" style:font-name-complex="F" style:font-size-complex="12pt" style:language-complex="ar" style:country-complex="SA"/>
    </style:style>
    <style:style style:name="P9"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GB" officeooo:rsid="000c1f04" officeooo:paragraph-rsid="000c1f04" style:letter-kerning="false" style:font-name-asian="Calibri1" style:font-size-asian="12pt" style:language-asian="en" style:country-asian="US" style:font-name-complex="F" style:font-size-complex="12pt" style:language-complex="ar" style:country-complex="SA"/>
    </style:style>
    <style:style style:name="P10" style:family="paragraph" style:parent-style-name="Standard">
      <style:paragraph-properties fo:margin-top="0cm" fo:margin-bottom="0cm" style:contextual-spacing="false" fo:text-align="justify" style:justify-single-word="false" fo:orphans="2" fo:widows="2"/>
      <style:text-properties style:font-name="Calibri" fo:font-size="12pt" fo:language="en" fo:country="GB" officeooo:rsid="000cc259" officeooo:paragraph-rsid="000cc259" style:letter-kerning="false" style:font-name-asian="Calibri1" style:font-size-asian="12pt" style:language-asian="en" style:country-asian="US" style:font-name-complex="F" style:font-size-complex="12pt" style:language-complex="ar" style:country-complex="SA"/>
    </style:style>
    <style:style style:name="P11" style:family="paragraph" style:parent-style-name="Standard" style:list-style-name="L1">
      <style:paragraph-properties fo:margin-top="0cm" fo:margin-bottom="0cm" style:contextual-spacing="false" fo:text-align="justify" style:justify-single-word="false" fo:orphans="2" fo:widows="2"/>
      <style:text-properties style:font-name="Calibri" fo:font-size="12pt" fo:language="en" fo:country="GB" officeooo:rsid="000cc259" officeooo:paragraph-rsid="000cc259" style:letter-kerning="false" style:font-name-asian="Calibri1" style:font-size-asian="12pt" style:language-asian="en" style:country-asian="US" style:font-name-complex="F" style:font-size-complex="12pt" style:language-complex="ar" style:country-complex="SA"/>
    </style:style>
    <style:style style:name="P12" style:family="paragraph" style:parent-style-name="Standard">
      <style:paragraph-properties fo:margin-top="0cm" fo:margin-bottom="0cm" style:contextual-spacing="false" fo:text-align="justify" style:justify-single-word="false" fo:orphans="2" fo:widows="2"/>
      <style:text-properties style:font-name="Calibri" fo:font-size="12pt" fo:language="en" fo:country="GB" officeooo:rsid="000cc531" officeooo:paragraph-rsid="000cc531" style:letter-kerning="false" style:font-name-asian="Calibri1" style:font-size-asian="12pt" style:language-asian="en" style:country-asian="US" style:font-name-complex="F" style:font-size-complex="12pt" style:language-complex="ar" style:country-complex="SA"/>
    </style:style>
    <style:style style:name="P13" style:family="paragraph" style:parent-style-name="Standard">
      <style:paragraph-properties fo:margin-top="0cm" fo:margin-bottom="0cm" style:contextual-spacing="false" fo:text-align="justify" style:justify-single-word="false" fo:orphans="2" fo:widows="2"/>
      <style:text-properties style:font-name="Calibri" fo:font-size="12pt" fo:language="en" fo:country="GB" officeooo:rsid="000e6831" officeooo:paragraph-rsid="000e6831" style:letter-kerning="false" style:font-name-asian="Calibri1" style:font-size-asian="12pt" style:language-asian="en" style:country-asian="US" style:font-name-complex="F" style:font-size-complex="12pt" style:language-complex="ar" style:country-complex="SA"/>
    </style:style>
    <style:style style:name="P14" style:family="paragraph" style:parent-style-name="Standard">
      <style:paragraph-properties fo:margin-top="0cm" fo:margin-bottom="0cm" style:contextual-spacing="false" fo:text-align="center" style:justify-single-word="false" fo:orphans="2" fo:widows="2"/>
      <style:text-properties style:font-name="Calibri" fo:font-size="12pt" fo:language="en" fo:country="GB" officeooo:rsid="000e6831" officeooo:paragraph-rsid="000e6831" style:letter-kerning="false" style:font-name-asian="Calibri1" style:font-size-asian="12pt" style:language-asian="en" style:country-asian="US" style:font-name-complex="F" style:font-size-complex="12pt" style:language-complex="ar" style:country-complex="SA"/>
    </style:style>
    <style:style style:name="P15" style:family="paragraph" style:parent-style-name="Standard">
      <style:paragraph-properties fo:margin-top="0cm" fo:margin-bottom="0cm" style:contextual-spacing="false" fo:text-align="start" style:justify-single-word="false" fo:orphans="2" fo:widows="2"/>
      <style:text-properties style:font-name="Courier New1" fo:font-size="12pt" fo:language="en" fo:country="GB" style:letter-kerning="false" style:font-name-asian="Calibri1" style:font-size-asian="12pt" style:language-asian="en" style:country-asian="US" style:font-name-complex="Courier New2" style:font-size-complex="12pt" style:language-complex="ar" style:country-complex="SA"/>
    </style:style>
    <style:style style:name="P16" style:family="paragraph" style:parent-style-name="Standard">
      <loext:graphic-properties draw:fill="solid" draw:fill-color="#1e1e1e"/>
      <style:paragraph-properties fo:margin-top="0cm" fo:margin-bottom="0cm" style:contextual-spacing="false" style:line-height-at-least="0.476cm" fo:text-align="start" style:justify-single-word="false" fo:orphans="2" fo:widows="2" fo:background-color="#1e1e1e"/>
      <style:text-properties fo:language="en" fo:country="GB" style:letter-kerning="false" style:font-name-asian="Calibri1" style:language-asian="en" style:country-asian="US" style:language-complex="ar" style:country-complex="SA"/>
    </style:style>
    <style:style style:name="P17" style:family="paragraph" style:parent-style-name="Standard">
      <style:paragraph-properties fo:margin-top="0cm" fo:margin-bottom="0cm" style:contextual-spacing="false" fo:text-align="start" style:justify-single-word="false" fo:orphans="2" fo:widows="2"/>
      <style:text-properties fo:language="en" fo:country="GB" fo:font-weight="bold" style:letter-kerning="false" style:font-name-asian="Calibri1" style:language-asian="en" style:country-asian="US" style:font-weight-asian="bold" style:language-complex="ar" style:country-complex="SA" style:font-weight-complex="bold"/>
    </style:style>
    <style:style style:name="P18" style:family="paragraph" style:parent-style-name="Standard">
      <style:paragraph-properties fo:margin-top="0cm" fo:margin-bottom="0cm" style:contextual-spacing="false" fo:text-align="start" style:justify-single-word="false" fo:orphans="2" fo:widows="2"/>
      <style:text-properties fo:font-weight="bold" officeooo:paragraph-rsid="000e6831" style:font-weight-asian="bold" style:font-weight-complex="bold"/>
    </style:style>
    <style:style style:name="P19" style:family="paragraph" style:parent-style-name="Title">
      <style:paragraph-properties fo:text-align="center" style:justify-single-word="false"/>
    </style:style>
    <style:style style:name="T1" style:family="text">
      <style:text-properties fo:font-size="20pt" style:font-size-asian="20pt" style:font-size-complex="2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style:font-name="Courier New1" fo:font-size="10pt" style:font-size-asian="10pt" style:font-name-complex="Courier New2" style:font-size-complex="10pt"/>
    </style:style>
    <style:style style:name="T5" style:family="text">
      <style:text-properties style:font-name="Courier New1" fo:font-size="10pt" officeooo:rsid="000c1f04" style:font-size-asian="10pt" style:font-name-complex="Courier New2" style:font-size-complex="10pt"/>
    </style:style>
    <style:style style:name="T6" style:family="text">
      <style:text-properties style:font-name="Courier New1" fo:font-size="10pt" officeooo:rsid="000ded7a" style:font-size-asian="10pt" style:font-name-complex="Courier New2" style:font-size-complex="10pt"/>
    </style:style>
    <style:style style:name="T7" style:family="text">
      <style:text-properties style:font-name="Courier New1" fo:font-size="10pt" fo:language="en" fo:country="GB" style:letter-kerning="false" style:font-name-asian="Calibri1" style:font-size-asian="10pt" style:language-asian="en" style:country-asian="US" style:font-name-complex="Courier New2" style:font-size-complex="10pt" style:language-complex="ar" style:country-complex="SA"/>
    </style:style>
    <style:style style:name="T8" style:family="text">
      <style:text-properties style:font-name="Courier New1" fo:font-size="10pt" fo:language="en" fo:country="GB" officeooo:rsid="000ded7a" style:letter-kerning="false" style:font-name-asian="Calibri1" style:font-size-asian="10pt" style:language-asian="en" style:country-asian="US" style:font-name-complex="Courier New2" style:font-size-complex="10pt" style:language-complex="ar" style:country-complex="SA"/>
    </style:style>
    <style:style style:name="T9" style:family="text">
      <style:text-properties fo:color="#808080" loext:opacity="100%" style:font-name="Menlo" fo:font-size="10pt" fo:language="en" fo:country="GB" officeooo:rsid="000ded7a" style:letter-kerning="false" style:font-name-asian="Calibri1" style:font-size-asian="10pt" style:language-asian="en" style:country-asian="US" style:font-name-complex="Menlo1" style:font-size-complex="10pt" style:language-complex="ar" style:country-complex="SA"/>
    </style:style>
    <style:style style:name="T10" style:family="text">
      <style:text-properties officeooo:rsid="0010132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ECS417U Mini Project Phase 2 Documentation</text:span></text:p>
      <table:table table:name="Table1" table:style-name="Table1">
        <table:table-column table:style-name="Table1.A"/>
        <table:table-column table:style-name="Table1.B"/>
        <table:table-row table:style-name="Table1.1">
          <table:table-cell table:style-name="Table1.A1" office:value-type="string">
            <text:p text:style-name="P4"><text:span text:style-name="T2">Name:</text:span></text:p>
          </table:table-cell>
          <table:table-cell table:style-name="Table1.B1" office:value-type="string">
            <text:p text:style-name="P9">Zakariyya Kadri</text:p>
          </table:table-cell>
        </table:table-row>
        <table:table-row table:style-name="Table1.2">
          <table:table-cell table:style-name="Table1.A1" office:value-type="string">
            <text:p text:style-name="P4"><text:span text:style-name="T2">Student Number:</text:span></text:p>
          </table:table-cell>
          <table:table-cell table:style-name="Table1.B2" office:value-type="string">
            <text:p text:style-name="P9">220365738</text:p>
          </table:table-cell>
        </table:table-row>
      </table:table>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4"><text:span text:style-name="T2">Assessment Criteria 7</text:span></text:p>
            <text:p text:style-name="P5"><text:span text:style-name="T3">Each time a new entry is added, the most recent post appears on top, followed by the next most recent post using a PHP-driven technique (writing a sorting algorithm) instead of a SQL Query.</text:span></text:p>
          </table:table-cell>
          <table:covered-table-cell/>
        </table:table-row>
        <table:table-row table:style-name="Table2.2">
          <table:table-cell table:style-name="Table2.A2" office:value-type="string">
            <text:p text:style-name="P5"><text:span text:style-name="T3">Instruction: use this column to paste the code from the files that have been used to develop this functionality.</text:span></text:p>
            <text:p text:style-name="P8"/>
            <text:p text:style-name="P5"><text:span text:style-name="T2">Paste the code directly from visual studio code, do not include a screenshot of the code as this document has a Turnitin requirement and this will lead to an automatic mark of zero. See example below.</text:span></text:p>
          </table:table-cell>
          <table:table-cell table:style-name="Table2.A2" office:value-type="string">
            <text:p text:style-name="P5"><text:span text:style-name="T3">Instruction: use this column to address the following in your own words:</text:span></text:p>
            <text:list xml:id="list1896416461" text:style-name="WWNum5">
              <text:list-item>
                <text:p text:style-name="P1"><text:span text:style-name="T3">Describe the steps you took to develop this feature.</text:span></text:p>
              </text:list-item>
              <text:list-item>
                <text:p text:style-name="P1"><text:span text:style-name="T3">Describe how the sorting algorithm works. <text:s/></text:span></text:p>
              </text:list-item>
            </text:list>
            <text:p text:style-name="P8"/>
            <text:p text:style-name="P5"><text:span text:style-name="T3">Give reference to the code you have written when answering the questions above.</text:span></text:p>
            <text:p text:style-name="P8"/>
            <text:p text:style-name="P5"><text:span text:style-name="T3">You can use diagrams (e.g. flow charts) or screenshots of your webpage output to illustrate your answer.</text:span></text:p>
          </table:table-cell>
        </table:table-row>
        <table:table-row table:style-name="Table2.1">
          <table:table-cell table:style-name="Table2.A3" office:value-type="string">
            <text:p text:style-name="P15"/>
            <text:p text:style-name="P17"><text:span text:style-name="T4">Filename: </text:span><text:span text:style-name="T5">getPosts.php</text:span></text:p>
            <text:p text:style-name="P16"/>
            <text:p text:style-name="P16"/>
            <text:p text:style-name="P16">&lt;?php</text:p>
            <text:p text:style-name="P16"/>
            <text:p text:style-name="P16">$posts = [];</text:p>
            <text:p text:style-name="P16"/>
            <text:p text:style-name="P16">try {</text:p>
            <text:p text:style-name="P16"><text:s text:c="4"/>$mysqli = new mysqli("127.0.0.1", "417coursework", "coursework", "courseworkdb");</text:p>
            <text:p text:style-name="P16"/>
            <text:p text:style-name="P16"><text:s text:c="4"/>$stmt = $mysqli-&gt;prepare("SELECT Title, Body, Date FROM ForumPosts");</text:p>
            <text:p text:style-name="P16"><text:s text:c="4"/>$stmt-&gt;execute();</text:p>
            <text:p text:style-name="P16"><text:s text:c="4"/>$results = $stmt-&gt;get_result();</text:p>
            <text:p text:style-name="P16"/>
            <text:p text:style-name="P16"><text:s text:c="4"/>if (!$results) {</text:p>
            <text:p text:style-name="P16"><text:s text:c="8"/>echo "Issue with getting posts from sql db";</text:p>
            <text:p text:style-name="P16"><text:s text:c="8"/>die();</text:p>
            <text:p text:style-name="P16"><text:s text:c="4"/>}</text:p>
            <text:p text:style-name="P16"/>
            <text:p text:style-name="P16"><text:s text:c="4"/>$posts = $results-&gt;fetch_all(MYSQLI_ASSOC);</text:p>
            <text:p text:style-name="P16"/>
            <text:p text:style-name="P16">} catch (Exception $exception) {</text:p>
            <text:p text:style-name="P16"><text:s text:c="4"/>echo $exception;</text:p>
            <text:p text:style-name="P16"><text:s text:c="4"/>die();</text:p>
            <text:p text:style-name="P16">}</text:p>
            <text:p text:style-name="P16"/>
            <text:p text:style-name="P16">function getTimestamp($post) {</text:p>
            <text:p text:style-name="P16"><text:s text:c="4"/>return (new DateTime($post["Date"]))-&gt;getTimestamp();</text:p>
            <text:p text:style-name="P16"><text:soft-page-break/>}</text:p>
            <text:p text:style-name="P16"/>
            <text:p text:style-name="P16">function timestampGreaterThan($post0, $post1) {</text:p>
            <text:p text:style-name="P16"><text:s text:c="4"/>return getTimestamp($post0) &gt; getTimestamp($post1);</text:p>
            <text:p text:style-name="P16">}</text:p>
            <text:p text:style-name="P16"/>
            <text:p text:style-name="P16"/>
            <text:p text:style-name="P16">// insertion sort posts</text:p>
            <text:p text:style-name="P16">$sorted_posts = [];</text:p>
            <text:p text:style-name="P16">for ($i = 0; $i &lt; count($posts); $i++) {</text:p>
            <text:p text:style-name="P16"><text:s text:c="4"/>$shift = null;</text:p>
            <text:p text:style-name="P16"><text:s text:c="4"/>$sorted_posts_count = count($sorted_posts);</text:p>
            <text:p text:style-name="P16"><text:s text:c="4"/>for ($j = 0; $j &lt; $sorted_posts_count + 1; $j++) {</text:p>
            <text:p text:style-name="P16"><text:s text:c="8"/>if (!is_null($shift)) {</text:p>
            <text:p text:style-name="P16"><text:s text:c="12"/>$temp = $sorted_posts[$j];</text:p>
            <text:p text:style-name="P16"><text:s text:c="12"/>$sorted_posts[$j] = $shift;</text:p>
            <text:p text:style-name="P16"><text:s text:c="12"/>$shift = $temp;</text:p>
            <text:p text:style-name="P16"><text:s text:c="8"/>}</text:p>
            <text:p text:style-name="P16"><text:s text:c="8"/>else if (count($sorted_posts) == $j) {</text:p>
            <text:p text:style-name="P16"><text:s text:c="12"/>$sorted_posts[$j] = $posts[$i];</text:p>
            <text:p text:style-name="P16"><text:s text:c="8"/>}else if (timestampGreaterThan($posts[$i], $sorted_posts[$j])) {</text:p>
            <text:p text:style-name="P16"><text:s text:c="12"/>$shift = $sorted_posts[$j];</text:p>
            <text:p text:style-name="P16"><text:s text:c="12"/>$sorted_posts[$j] = $posts[$i];</text:p>
            <text:p text:style-name="P16"><text:s text:c="8"/>}</text:p>
            <text:p text:style-name="P16"><text:s text:c="4"/>}</text:p>
            <text:p text:style-name="P16">}</text:p>
            <text:p text:style-name="P16"/>
            <text:p text:style-name="P16">header("Content-Type: application/json; charset=utf-8");</text:p>
            <text:p text:style-name="P16">echo json_encode($sorted_posts);</text:p>
            <text:p text:style-name="P16"/>
            <text:p text:style-name="P16">?&gt;</text:p>
            <text:p text:style-name="P16"/>
          </table:table-cell>
          <table:table-cell table:style-name="Table2.B3" office:value-type="string">
            <text:p text:style-name="P8"/>
            <text:p text:style-name="P10">When the posts are gotten from the database, php is used to insertion sort the posts into date order.</text:p>
            <text:p text:style-name="P10"/>
            <text:list xml:id="list269459900" text:style-name="L1">
              <text:list-item>
                <text:p text:style-name="P11">First I initialise the posts array</text:p>
              </text:list-item>
              <text:list-item>
                <text:p text:style-name="P11">Then I use mysql to get the posts from the database and proceed to store them in the posts array.</text:p>
              </text:list-item>
              <text:list-item>
                <text:p text:style-name="P11">I then declare sorted_posts (and some helper functions)</text:p>
              </text:list-item>
              <text:list-item>
                <text:p text:style-name="P11">I then insertion sort the posts array based on the date into the sorted_posts array.</text:p>
              </text:list-item>
              <text:list-item>
                <text:p text:style-name="P11">Finally, I declare that this will be JSON data in the header, and echo a json encoded version of sorted_posts.</text:p>
              </text:list-item>
            </text:list>
            <text:p text:style-name="P10"/>
            <text:p text:style-name="P10">Development was mainly stunted by my little use of php, I started with the two nested for-loops iterating over posts and sorted_posts, although I hit a roadblock quite quickly due to dynamically checking count every iteration, this meant that the array kept growing. It took me over and hour to see this however I kept pushing and eventually realised storing the count as a static number before entering the for-loop where its modified.</text:p>
            <text:p text:style-name="P10">I then setup the 3-stage if statement, where first it checks if it needs to cascade, then if we’re at the end of the array and need to <text:soft-page-break/>insert, and finally if the post in the sorted array should be behind the post about to be inserted.</text:p>
          </table:table-cell>
        </table:table-row>
      </table:table>
      <text:p text:style-name="Standard"/>
      <table:table table:name="Table3" table:style-name="Table3">
        <table:table-column table:style-name="Table3.A"/>
        <table:table-column table:style-name="Table3.B"/>
        <table:table-row table:style-name="Table3.1">
          <table:table-cell table:style-name="Table3.A1" table:number-columns-spanned="2" office:value-type="string">
            <text:p text:style-name="P5"><text:span text:style-name="T2">Extra Feature 1</text:span></text:p>
            <text:p text:style-name="P5"><text:span text:style-name="T3">(Note: delete any of the two features below)</text:span></text:p>
            <text:list xml:id="list1345711678" text:style-name="WWNum4">
              <text:list-item>
                <text:p text:style-name="P6"><text:span text:style-name="T3">Organise your blog entries into different months. Provide a drop-down menu for the blog viewers to view the entries of different months stored in an entry archive.</text:span></text:p>
              </text:list-item>
            </text:list>
          </table:table-cell>
          <table:covered-table-cell/>
        </table:table-row>
        <table:table-row table:style-name="Table3.2">
          <table:table-cell table:style-name="Table3.A2" office:value-type="string">
            <text:p text:style-name="P5"><text:span text:style-name="T3">Instruction: use this column to paste the code from the files that have been used to develop this functionality.</text:span></text:p>
            <text:p text:style-name="P8"/>
            <text:p text:style-name="P5"><text:span text:style-name="T2">Paste the code directly from visual studio code, do not include a screenshot of the code as this document has a Turnitin requirement and this will lead to an automatic mark of zero. See example below.</text:span></text:p>
          </table:table-cell>
          <table:table-cell table:style-name="Table3.A2" office:value-type="string">
            <text:p text:style-name="P5"><text:span text:style-name="T3">Instruction: use this column to address the following in your own words:</text:span></text:p>
            <text:list xml:id="list2837492117" text:style-name="WWNum6">
              <text:list-item>
                <text:p text:style-name="P2"><text:span text:style-name="T3">How did you develop this feature? Describe the steps involved.</text:span></text:p>
              </text:list-item>
              <text:list-item>
                <text:p text:style-name="P2"><text:span text:style-name="T3">Describe the inner workings of the approach you developed. </text:span></text:p>
              </text:list-item>
            </text:list>
            <text:p text:style-name="P8"/>
            <text:p text:style-name="P5"><text:span text:style-name="T3">Give reference to the code you have written when answering the questions above.</text:span></text:p>
            <text:p text:style-name="P8"/>
            <text:p text:style-name="P5"><text:span text:style-name="T3">You can use diagrams (e.g. flow charts) or screenshots of your webpage output to illustrate your answer.</text:span></text:p>
          </table:table-cell>
        </table:table-row>
        <table:table-row table:style-name="Table3.1">
          <table:table-cell table:style-name="Table3.A3" office:value-type="string">
            <text:p text:style-name="Preformatted_20_Text">function populatePosts() {</text:p>
            <text:p text:style-name="Preformatted_20_Text"><text:s text:c="4"/>doPreview();</text:p>
            <text:p text:style-name="Preformatted_20_Text"/>
            <text:p text:style-name="Preformatted_20_Text"><text:s text:c="4"/>getPosts().then((response) =&gt; response.json())</text:p>
            <text:p text:style-name="Preformatted_20_Text"><text:s text:c="4"/>.then((posts) =&gt; {</text:p>
            <text:p text:style-name="Preformatted_20_Text"><text:s text:c="8"/>let month = -1;</text:p>
            <text:p text:style-name="Preformatted_20_Text"><text:s text:c="8"/>let year = 0;</text:p>
            <text:p text:style-name="Preformatted_20_Text"><text:s text:c="8"/>let monthDiv = null;</text:p>
            <text:p text:style-name="Preformatted_20_Text"/>
            <text:p text:style-name="Preformatted_20_Text"><text:s text:c="8"/>for (const post of posts) {</text:p>
            <text:p text:style-name="Preformatted_20_Text"><text:s text:c="12"/>const date = new Date(post.Date);</text:p>
            <text:p text:style-name="Preformatted_20_Text"><text:s text:c="12"/>if (date.getMonth() !== month || date.getFullYear() !== year) {</text:p>
            <text:p text:style-name="Preformatted_20_Text"><text:s text:c="16"/>month = date.getMonth();</text:p>
            <text:p text:style-name="Preformatted_20_Text"><text:s text:c="16"/>year = date.getFullYear();</text:p>
            <text:p text:style-name="Preformatted_20_Text"><text:s text:c="16"/>monthDiv = createMonthDiv(month, year);</text:p>
            <text:p text:style-name="Preformatted_20_Text"><text:s text:c="12"/>}</text:p>
            <text:p text:style-name="Preformatted_20_Text"/>
            <text:p text:style-name="Preformatted_20_Text"><text:s text:c="12"/>monthDiv.appendChild(createPost(post.Title, post.Body, post.Date));</text:p>
            <text:p text:style-name="Preformatted_20_Text"><text:s text:c="8"/>}</text:p>
            <text:p text:style-name="Preformatted_20_Text"><text:s text:c="4"/>});</text:p>
            <text:p text:style-name="P3">}</text:p>
            <text:p text:style-name="Preformatted_20_Text"/>
            <text:p text:style-name="Preformatted_20_Text">function createMonthDiv(month, year) {</text:p>
            <text:p text:style-name="Preformatted_20_Text"><text:s text:c="4"/>let monthDiv = document.getElementById(`${month}-${year}`);</text:p>
            <text:p text:style-name="Preformatted_20_Text"/>
            <text:p text:style-name="Preformatted_20_Text"><text:s text:c="4"/>if (monthDiv !== null) {</text:p>
            <text:p text:style-name="Preformatted_20_Text"><text:s text:c="8"/>return monthDiv;</text:p>
            <text:p text:style-name="Preformatted_20_Text"><text:s text:c="4"/>}</text:p>
            <text:p text:style-name="Preformatted_20_Text"/>
            <text:p text:style-name="Preformatted_20_Text"><text:s text:c="4"/>monthDiv = document.createElement("div");</text:p>
            <text:p text:style-name="Preformatted_20_Text"><text:s text:c="4"/>monthDiv.setAttribute("id", `${month}-${year}`);</text:p>
            <text:p text:style-name="Preformatted_20_Text"><text:s text:c="4"/>monthDiv.className = "month";</text:p>
            <text:p text:style-name="Preformatted_20_Text"><text:s text:c="4"/>document.getElementsByTagName("main")[0].appendChild(monthDiv);</text:p>
            <text:p text:style-name="Preformatted_20_Text"/>
            <text:p text:style-name="Preformatted_20_Text"><text:s text:c="4"/>const header = document.createElement("h2");</text:p>
            <text:p text:style-name="Preformatted_20_Text"><text:s text:c="4"/>let monthYearString = (typeof(month) == "number")? MONTHS[month] : month;</text:p>
            <text:p text:style-name="Preformatted_20_Text"><text:s text:c="4"/>if (year !== (new Date()).getFullYear()) {</text:p>
            <text:p text:style-name="Preformatted_20_Text"><text:s text:c="8"/>monthYearString += ` ${year}`;</text:p>
            <text:p text:style-name="Preformatted_20_Text"><text:s text:c="4"/>}</text:p>
            <text:p text:style-name="Preformatted_20_Text"><text:s text:c="4"/><text:soft-page-break/>header.appendChild(document.createTextNode(monthYearString));</text:p>
            <text:p text:style-name="Preformatted_20_Text"><text:s text:c="4"/>monthDiv.appendChild(header);</text:p>
            <text:p text:style-name="Preformatted_20_Text"/>
            <text:p text:style-name="Preformatted_20_Text"><text:s text:c="4"/>const option = document.createElement("option");</text:p>
            <text:p text:style-name="Preformatted_20_Text"><text:s text:c="4"/>option.setAttribute("value", `${month}-${year}`);</text:p>
            <text:p text:style-name="Preformatted_20_Text"><text:s text:c="4"/>option.appendChild(document.createTextNode(`${month}-${year}`));</text:p>
            <text:p text:style-name="Preformatted_20_Text"><text:s text:c="4"/>document.getElementById("month-selector").appendChild(option);</text:p>
            <text:p text:style-name="Preformatted_20_Text"/>
            <text:p text:style-name="Preformatted_20_Text"><text:s text:c="4"/>return monthDiv;</text:p>
            <text:p text:style-name="P3">}</text:p>
            <text:p text:style-name="P3"/>
            <text:p text:style-name="P7"/>
          </table:table-cell>
          <table:table-cell table:style-name="Table3.B3" office:value-type="string">
            <text:p text:style-name="P12">Each post has its associated date, this is stored in php, and when the post is gotten from the php script, this information is retained. This means that we can use javascript to create some divs, and the headers to show which month things are from.</text:p>
            <text:p text:style-name="P12"/>
            <text:p text:style-name="P12">The process of actually creating this was similar to its flow in code, so I got the date from the post, worked on what a month div would look like, then added the post, I came back later to add them to a select tag which allows the user to select which month they’d like to see.</text:p>
            <text:p text:style-name="P12"/>
            <text:p text:style-name="P12">GetPosts() returns the a promise with the posts, and then (after transforming them into JSON) I iterate over the posts, and I know they’re in order as I sort them in php before sending them, checking if the month changes, as thats when I need to create a new month div (which is abstracted to another function).</text:p>
            <text:p text:style-name="P12"/>
            <text:p text:style-name="P12">These month divs contain a header specifying which month (and year if its not the current year) and a set of posts. And each time you create a month div, it adds itself to a selector on the page allowing you to chose which month you wish to see, if not all of them.</text:p>
          </table:table-cell>
        </table:table-row>
      </table:table>
      <text:p text:style-name="Standard"/>
      <table:table table:name="Table4" table:style-name="Table4">
        <table:table-column table:style-name="Table4.A"/>
        <table:table-column table:style-name="Table4.B"/>
        <table:table-row table:style-name="Table4.1">
          <table:table-cell table:style-name="Table4.A1" table:number-columns-spanned="2" office:value-type="string">
            <text:p text:style-name="P5"><text:span text:style-name="T2">Extra Feature 2</text:span></text:p>
            <text:p text:style-name="P5"><text:span text:style-name="T3">(Note: delete any of the two features below)</text:span></text:p>
            <text:list xml:id="list232307440419911" text:continue-list="list1345711678" text:style-name="WWNum4">
              <text:list-item>
                <text:p text:style-name="P6"><text:span text:style-name="T3">Add a “preview” button in addpost. When this button is clicked, the new entry is previewed, and you can then decide (via a set of navigational links) whether to upload the entry or go back to edit it.</text:span></text:p>
              </text:list-item>
            </text:list>
          </table:table-cell>
          <table:covered-table-cell/>
        </table:table-row>
        <table:table-row table:style-name="Table4.2">
          <table:table-cell table:style-name="Table4.A2" office:value-type="string">
            <text:p text:style-name="P5"><text:span text:style-name="T3">Instruction: use this column to paste the code from the files that have been used to develop this functionality.</text:span></text:p>
            <text:p text:style-name="P8"/>
            <text:p text:style-name="P5"><text:span text:style-name="T2">Paste the code directly from visual studio code, do not include a screenshot of the code as this document has a Turnitin requirement and this will lead to an automatic mark of zero. See example below.</text:span></text:p>
          </table:table-cell>
          <table:table-cell table:style-name="Table4.A2" office:value-type="string">
            <text:p text:style-name="P5"><text:span text:style-name="T3">Instruction: use this column to address the following in your own words:</text:span></text:p>
            <text:list xml:id="list232308408499832" text:continue-list="list2837492117" text:style-name="WWNum6">
              <text:list-item>
                <text:p text:style-name="P2"><text:span text:style-name="T3">How did you develop this feature? Describe the steps involved.</text:span></text:p>
              </text:list-item>
              <text:list-item>
                <text:p text:style-name="P2"><text:span text:style-name="T3">Describe the inner workings of the approach you developed. </text:span></text:p>
              </text:list-item>
            </text:list>
            <text:p text:style-name="P8"/>
            <text:p text:style-name="P5"><text:span text:style-name="T3">Give reference to the code you have written when answering the questions above.</text:span></text:p>
            <text:p text:style-name="P8"/>
            <text:p text:style-name="P5"><text:span text:style-name="T3">You can use diagrams (e.g. flow charts) or screenshots of your webpage output to illustrate your answer.</text:span></text:p>
          </table:table-cell>
        </table:table-row>
        <table:table-row table:style-name="Table4.1">
          <table:table-cell table:style-name="Table4.A3" office:value-type="string">
            <text:p text:style-name="P17"><text:span text:style-name="T4">Filename: </text:span><text:bookmark text:name="vimCodeElement"/><text:span text:style-name="T6">js/viewBlog.js</text:span></text:p>
            <text:p text:style-name="Preformatted_20_Text"/>
            <text:p text:style-name="Preformatted_20_Text">function doPreview() {</text:p>
            <text:p text:style-name="Preformatted_20_Text"><text:s text:c="4"/>if (window.location.search.includes("body=") || window.location.search.includes("title=")) {</text:p>
            <text:p text:style-name="Preformatted_20_Text"><text:s text:c="8"/>const params = new URLSearchParams(window.location.search);</text:p>
            <text:p text:style-name="Preformatted_20_Text"><text:s text:c="8"/>const title = params.get("title");</text:p>
            <text:p text:style-name="Preformatted_20_Text"><text:s text:c="8"/>const body = params.get("body");</text:p>
            <text:p text:style-name="Preformatted_20_Text"><text:s text:c="8"/>const date = new Date();</text:p>
            <text:p text:style-name="Preformatted_20_Text"/>
            <text:p text:style-name="Preformatted_20_Text"><text:s text:c="8"/>const dtf = new Intl.DateTimeFormat("en-GB", {</text:p>
            <text:p text:style-name="Preformatted_20_Text"><text:s text:c="16"/>"year": "numeric",</text:p>
            <text:p text:style-name="Preformatted_20_Text"><text:s text:c="16"/>"month": "2-digit",</text:p>
            <text:p text:style-name="Preformatted_20_Text"><text:s text:c="16"/>"day": "2-digit",</text:p>
            <text:p text:style-name="Preformatted_20_Text"><text:s text:c="16"/>"hour": "2-digit",</text:p>
            <text:p text:style-name="Preformatted_20_Text"><text:s text:c="16"/>"minute": "2-digit",</text:p>
            <text:p text:style-name="Preformatted_20_Text"><text:s text:c="16"/>"second": "2-digit",</text:p>
            <text:p text:style-name="Preformatted_20_Text"><text:s text:c="8"/>});</text:p>
            <text:p text:style-name="Preformatted_20_Text"><text:s text:c="8"/>const post = createPost(title, body, dtf.format(date).replaceAll("/", "-").replace(",", ""));</text:p>
            <text:p text:style-name="Preformatted_20_Text"/>
            <text:p text:style-name="Preformatted_20_Text"><text:s text:c="8"/>const previewDiv = createMonthDiv("Preview", "post");</text:p>
            <text:p text:style-name="Preformatted_20_Text"><text:s text:c="8"/>previewDiv.appendChild(post);</text:p>
            <text:p text:style-name="Preformatted_20_Text"/>
            <text:p text:style-name="Preformatted_20_Text"/>
            <text:p text:style-name="Preformatted_20_Text"><text:s text:c="8"/>function createShadowForm() {</text:p>
            <text:p text:style-name="Preformatted_20_Text"><text:s text:c="16"/>const form = document.createElement("form");</text:p>
            <text:p text:style-name="Preformatted_20_Text"/>
            <text:p text:style-name="Preformatted_20_Text"><text:s text:c="16"/>const form_title = document.createElement("input");</text:p>
            <text:p text:style-name="Preformatted_20_Text"><text:s text:c="16"/>form_title.setAttribute("name", "title");</text:p>
            <text:p text:style-name="Preformatted_20_Text"><text:s text:c="16"/>form_title.value = title;</text:p>
            <text:p text:style-name="Preformatted_20_Text"><text:s text:c="16"/>form.appendChild(form_title);</text:p>
            <text:p text:style-name="Preformatted_20_Text"/>
            <text:p text:style-name="Preformatted_20_Text"><text:s text:c="16"/>const form_body = document.createElement("input");</text:p>
            <text:p text:style-name="Preformatted_20_Text"><text:s text:c="16"/>form_body.setAttribute("name", "body");</text:p>
            <text:p text:style-name="Preformatted_20_Text"><text:s text:c="16"/>form_body.value = body;</text:p>
            <text:p text:style-name="Preformatted_20_Text"><text:s text:c="16"/>form.appendChild(form_body);</text:p>
            <text:p text:style-name="Preformatted_20_Text"/>
            <text:p text:style-name="Preformatted_20_Text"><text:s text:c="16"/>document.body.appendChild(form);</text:p>
            <text:p text:style-name="Preformatted_20_Text"/>
            <text:p text:style-name="Preformatted_20_Text"><text:s text:c="16"/>return form;</text:p>
            <text:p text:style-name="Preformatted_20_Text"><text:soft-page-break/><text:s text:c="8"/>}</text:p>
            <text:p text:style-name="Preformatted_20_Text"/>
            <text:p text:style-name="Preformatted_20_Text"><text:s text:c="8"/>const postButton = document.createElement("button");</text:p>
            <text:p text:style-name="Preformatted_20_Text"><text:s text:c="8"/>postButton.appendChild(document.createTextNode("Post"));</text:p>
            <text:p text:style-name="Preformatted_20_Text"><text:s text:c="8"/>postButton.addEventListener("click", () =&gt; {</text:p>
            <text:p text:style-name="Preformatted_20_Text"><text:s text:c="16"/>const form = createShadowForm();</text:p>
            <text:p text:style-name="Preformatted_20_Text"><text:s text:c="16"/>form.setAttribute("action", "/addPost.php");</text:p>
            <text:p text:style-name="Preformatted_20_Text"><text:s text:c="16"/>form.setAttribute("method", "POST");</text:p>
            <text:p text:style-name="Preformatted_20_Text"><text:s text:c="16"/>form.submit();</text:p>
            <text:p text:style-name="Preformatted_20_Text"><text:s text:c="8"/>});</text:p>
            <text:p text:style-name="Preformatted_20_Text"/>
            <text:p text:style-name="Preformatted_20_Text"><text:s text:c="8"/>const editButton = document.createElement("button");</text:p>
            <text:p text:style-name="Preformatted_20_Text"><text:s text:c="8"/>editButton.appendChild(document.createTextNode("Edit"));</text:p>
            <text:p text:style-name="Preformatted_20_Text"><text:s text:c="8"/>editButton.addEventListener("click", () =&gt; {</text:p>
            <text:p text:style-name="Preformatted_20_Text"><text:s text:c="16"/>const form = createShadowForm();</text:p>
            <text:p text:style-name="Preformatted_20_Text"><text:s text:c="16"/>form.setAttribute("action", "/addEntry.php");</text:p>
            <text:p text:style-name="Preformatted_20_Text"><text:s text:c="16"/>form.setAttribute("method", "GET");</text:p>
            <text:p text:style-name="Preformatted_20_Text"><text:s text:c="16"/>form.submit();</text:p>
            <text:p text:style-name="Preformatted_20_Text"><text:s text:c="8"/>});</text:p>
            <text:p text:style-name="Preformatted_20_Text"/>
            <text:p text:style-name="Preformatted_20_Text"><text:s text:c="8"/>post.appendChild(postButton);</text:p>
            <text:p text:style-name="Preformatted_20_Text"><text:s text:c="8"/>post.appendChild(editButton);</text:p>
            <text:p text:style-name="Preformatted_20_Text"><text:s text:c="4"/>}</text:p>
            <text:p text:style-name="P3">}</text:p>
            <text:p text:style-name="P18"><text:bookmark text:name="vimCodeElement1"/><text:span text:style-name="T7">Filename: </text:span><text:span text:style-name="T8">js/addEntry.js</text:span></text:p>
            <text:p text:style-name="Preformatted_20_Text">document.getElementById("previewButton").addEventListener("click", (e) =&gt; {</text:p>
            <text:p text:style-name="Preformatted_20_Text"><text:s text:c="8"/>if (!isPostValid()) {</text:p>
            <text:p text:style-name="Preformatted_20_Text"><text:s text:c="12"/>e.preventDefault();</text:p>
            <text:p text:style-name="Preformatted_20_Text"><text:s text:c="12"/>return;</text:p>
            <text:p text:style-name="Preformatted_20_Text"><text:s text:c="8"/>}</text:p>
            <text:p text:style-name="Preformatted_20_Text"/>
            <text:p text:style-name="Preformatted_20_Text"><text:s text:c="8"/>document.getElementsByTagName("form")[0].action = "/viewBlog.php";</text:p>
            <text:p text:style-name="Preformatted_20_Text"><text:s text:c="8"/>document.getElementsByTagName("form")[0].setAttribute("method", "GET");</text:p>
            <text:p text:style-name="P3">})<text:span text:style-name="T9">;</text:span></text:p>
            <text:p text:style-name="Preformatted_20_Text">if (window.location.search.includes("body=") || window.location.search.includes("title=")) {</text:p>
            <text:p text:style-name="Preformatted_20_Text"><text:s text:c="4"/>const params = new URLSearchParams(window.location.search);</text:p>
            <text:p text:style-name="Preformatted_20_Text"><text:s text:c="4"/>const title = params.get("title");</text:p>
            <text:p text:style-name="Preformatted_20_Text"><text:s text:c="4"/>const body = params.get("body");</text:p>
            <text:p text:style-name="Preformatted_20_Text"/>
            <text:p text:style-name="Preformatted_20_Text"><text:s text:c="4"/>FORM_TITLE.value = title;</text:p>
            <text:p text:style-name="Preformatted_20_Text"><text:s text:c="4"/>FORM_BODY.value = body;</text:p>
            <text:p text:style-name="P3">}</text:p>
            <text:p text:style-name="P3"><text:span text:style-name="T9"/></text:p>
            <text:p text:style-name="P7"/>
          </table:table-cell>
          <table:table-cell table:style-name="Table4.B3" office:value-type="string">
            <text:p text:style-name="P13">I started developing this by first adapting the form (using javascript) to get request on the viewBlog page, this would allow me to display it alongside the other posts. I then set out to transform that into a look alike, this mainly took a lot of stuff with the date. </text:p>
            <text:p text:style-name="P13"/>
            <text:p text:style-name="P13">After that I needed to make the post and edit buttons, the post button was going to need to be a form that made the same post request as the original to addPost.php, so I started making that, but then realised that edit would probably also make use of that to send data back to the addEntry.php page, so I abstracted out this idea of a ‘shadow’ form to a function and had both click event listeners create a ‘shadow’ form and then modify it and submit it.</text:p>
            <text:p text:style-name="P13"/>
            <text:p text:style-name="P13">After that was done I went back to addEntry.php and used javascipt, much like for the preview on viewBlog.php, to transform the data back into the original form.</text:p>
            <text:p text:style-name="P13"/>
            <text:p text:style-name="P13">This meant that you can edit some post, view it on the blog page, either submit it then, or send it back to be edited.</text:p>
            <text:p text:style-name="P13"/>
            <text:p text:style-name="P13">As already described I just changed the oringal forms method to GET, and changed the action to viewBlog, for viewBlog I check for these parameters, and then create a post, format the date, create a preview post div, and append the preview post to it. I <text:soft-page-break/>then have a function declaration for the shadow form, and have two buttons, post and edit, each with its own event listener that creates a shadow form and then depeding on which, posts it to the blog, or send it back to addEntry to be edited more.</text:p>
            <text:p text:style-name="P13"/>
            <text:p text:style-name="P14">Back on the addEntry side, I have js to detect if theres query parameters and then set the <text:span text:style-name="T10">form title to the title specified by the query string and the body much the same.</text:span></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enlo" svg:font-family="Menlo" style:font-family-generic="roman" style:font-pitch="variable"/>
    <style:font-face style:name="Menlo1" svg:font-family="Menlo"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GB"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 style:family="paragraph" style:parent-style-name="Standard" style:next-style-name="Standard" loext:linked-style-name="Title_20_Char" style:class="chapter">
      <style:paragraph-properties fo:margin-top="0cm" fo:margin-bottom="0cm" style:contextual-spacing="tru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start-value="0">
        <style:list-level-properties text:list-level-position-and-space-mode="label-alignment">
          <style:list-level-label-alignment text:label-followed-by="listtab"/>
        </style:list-level-properties>
      </text:list-level-style-number>
      <text:list-level-style-number text:level="3" text:style-name="ListLabel_20_3" style:num-format="1" text:start-value="0">
        <style:list-level-properties text:list-level-position-and-space-mode="label-alignment">
          <style:list-level-label-alignment text:label-followed-by="listtab"/>
        </style:list-level-properties>
      </text:list-level-style-number>
      <text:list-level-style-number text:level="4" text:style-name="ListLabel_20_4" style:num-format="1" text:start-value="0">
        <style:list-level-properties text:list-level-position-and-space-mode="label-alignment">
          <style:list-level-label-alignment text:label-followed-by="listtab"/>
        </style:list-level-properties>
      </text:list-level-style-number>
      <text:list-level-style-number text:level="5" text:style-name="ListLabel_20_5" style:num-format="1" text:start-value="0">
        <style:list-level-properties text:list-level-position-and-space-mode="label-alignment">
          <style:list-level-label-alignment text:label-followed-by="listtab"/>
        </style:list-level-properties>
      </text:list-level-style-number>
      <text:list-level-style-number text:level="6" text:style-name="ListLabel_20_6" style:num-format="1" text:start-value="0">
        <style:list-level-properties text:list-level-position-and-space-mode="label-alignment">
          <style:list-level-label-alignment text:label-followed-by="listtab"/>
        </style:list-level-properties>
      </text:list-level-style-number>
      <text:list-level-style-number text:level="7" text:style-name="ListLabel_20_7" style:num-format="1" text:start-value="0">
        <style:list-level-properties text:list-level-position-and-space-mode="label-alignment">
          <style:list-level-label-alignment text:label-followed-by="listtab"/>
        </style:list-level-properties>
      </text:list-level-style-number>
      <text:list-level-style-number text:level="8" text:style-name="ListLabel_20_8" style:num-format="1" text:start-value="0">
        <style:list-level-properties text:list-level-position-and-space-mode="label-alignment">
          <style:list-level-label-alignment text:label-followed-by="listtab"/>
        </style:list-level-properties>
      </text:list-level-style-number>
      <text:list-level-style-number text:level="9" text:style-name="ListLabel_20_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start-value="0">
        <style:list-level-properties text:list-level-position-and-space-mode="label-alignment">
          <style:list-level-label-alignment text:label-followed-by="listtab"/>
        </style:list-level-properties>
      </text:list-level-style-number>
      <text:list-level-style-number text:level="3" text:style-name="ListLabel_20_12" style:num-format="1" text:start-value="0">
        <style:list-level-properties text:list-level-position-and-space-mode="label-alignment">
          <style:list-level-label-alignment text:label-followed-by="listtab"/>
        </style:list-level-properties>
      </text:list-level-style-number>
      <text:list-level-style-number text:level="4" text:style-name="ListLabel_20_13" style:num-format="1" text:start-value="0">
        <style:list-level-properties text:list-level-position-and-space-mode="label-alignment">
          <style:list-level-label-alignment text:label-followed-by="listtab"/>
        </style:list-level-properties>
      </text:list-level-style-number>
      <text:list-level-style-number text:level="5" text:style-name="ListLabel_20_14" style:num-format="1" text:start-value="0">
        <style:list-level-properties text:list-level-position-and-space-mode="label-alignment">
          <style:list-level-label-alignment text:label-followed-by="listtab"/>
        </style:list-level-properties>
      </text:list-level-style-number>
      <text:list-level-style-number text:level="6" text:style-name="ListLabel_20_15" style:num-format="1" text:start-value="0">
        <style:list-level-properties text:list-level-position-and-space-mode="label-alignment">
          <style:list-level-label-alignment text:label-followed-by="listtab"/>
        </style:list-level-properties>
      </text:list-level-style-number>
      <text:list-level-style-number text:level="7" text:style-name="ListLabel_20_16" style:num-format="1" text:start-value="0">
        <style:list-level-properties text:list-level-position-and-space-mode="label-alignment">
          <style:list-level-label-alignment text:label-followed-by="listtab"/>
        </style:list-level-properties>
      </text:list-level-style-number>
      <text:list-level-style-number text:level="8" text:style-name="ListLabel_20_17" style:num-format="1" text:start-value="0">
        <style:list-level-properties text:list-level-position-and-space-mode="label-alignment">
          <style:list-level-label-alignment text:label-followed-by="listtab"/>
        </style:list-level-properties>
      </text:list-level-style-number>
      <text:list-level-style-number text:level="9" text:style-name="ListLabel_20_18"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1" text:start-value="0">
        <style:list-level-properties text:list-level-position-and-space-mode="label-alignment">
          <style:list-level-label-alignment text:label-followed-by="listtab"/>
        </style:list-level-properties>
      </text:list-level-style-number>
      <text:list-level-style-number text:level="3" text:style-name="ListLabel_20_21" style:num-format="1" text:start-value="0">
        <style:list-level-properties text:list-level-position-and-space-mode="label-alignment">
          <style:list-level-label-alignment text:label-followed-by="listtab"/>
        </style:list-level-properties>
      </text:list-level-style-number>
      <text:list-level-style-number text:level="4" text:style-name="ListLabel_20_22" style:num-format="1" text:start-value="0">
        <style:list-level-properties text:list-level-position-and-space-mode="label-alignment">
          <style:list-level-label-alignment text:label-followed-by="listtab"/>
        </style:list-level-properties>
      </text:list-level-style-number>
      <text:list-level-style-number text:level="5" text:style-name="ListLabel_20_23" style:num-format="1" text:start-value="0">
        <style:list-level-properties text:list-level-position-and-space-mode="label-alignment">
          <style:list-level-label-alignment text:label-followed-by="listtab"/>
        </style:list-level-properties>
      </text:list-level-style-number>
      <text:list-level-style-number text:level="6" text:style-name="ListLabel_20_24" style:num-format="1" text:start-value="0">
        <style:list-level-properties text:list-level-position-and-space-mode="label-alignment">
          <style:list-level-label-alignment text:label-followed-by="listtab"/>
        </style:list-level-properties>
      </text:list-level-style-number>
      <text:list-level-style-number text:level="7" text:style-name="ListLabel_20_25" style:num-format="1" text:start-value="0">
        <style:list-level-properties text:list-level-position-and-space-mode="label-alignment">
          <style:list-level-label-alignment text:label-followed-by="listtab"/>
        </style:list-level-properties>
      </text:list-level-style-number>
      <text:list-level-style-number text:level="8" text:style-name="ListLabel_20_26" style:num-format="1" text:start-value="0">
        <style:list-level-properties text:list-level-position-and-space-mode="label-alignment">
          <style:list-level-label-alignment text:label-followed-by="listtab"/>
        </style:list-level-properties>
      </text:list-level-style-number>
      <text:list-level-style-number text:level="9" text:style-name="ListLabel_20_27"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296cm" fo:margin-bottom="0.66cm" fo:margin-left="2.54cm" fo:margin-right="2.54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man Naeem</meta:initial-creator>
    <meta:editing-cycles>5</meta:editing-cycles>
    <meta:creation-date>2023-01-09T17:02:00</meta:creation-date>
    <dc:date>2023-04-27T23:23:06.363242522</dc:date>
    <meta:editing-duration>PT1H17M11S</meta:editing-duration>
    <meta:generator>LibreOffice/7.3.7.2$Linux_X86_64 LibreOffice_project/30$Build-2</meta:generator>
    <meta:document-statistic meta:table-count="4" meta:image-count="0" meta:object-count="0" meta:page-count="6" meta:paragraph-count="204" meta:word-count="1674" meta:character-count="12478" meta:non-whitespace-character-count="9936"/>
    <meta:user-defined meta:name="AppVersion">16.0000</meta:user-defined>
    <meta:template xlink:type="simple" xlink:actuate="onRequest" xlink:title="Normal.dotm" xlink:href=""/>
  </office:meta>
</office:document-meta>
</file>